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CANAZA, LUIS AL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52960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369539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CANAZA, LUIS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296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JUVAR</text:p>
          </table:table-cell>
          <table:table-cell table:style-name="Tabla3.A2" office:value-type="string">
            <text:p text:style-name="P20">CRIOLLOS MEJORAD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CLIENTE TIENE A FAVOR S/51 SOLES - ABONARA LA DIFERENCIA DE S/129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37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